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stem-ui" svg:font-family="system-ui, apple-system, BlinkMacSystemFont, 'Segoe UI', Roboto, 'Helvetica Neue', sans-serif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text-transform="uppercase" fo:color="#000000" loext:opacity="100%" style:font-name="system-ui" fo:font-size="12pt" fo:letter-spacing="normal" fo:font-style="normal" fo:font-weight="bold" loext:padding="0cm" loext:border="non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2pt" fo:letter-spacing="normal" fo:font-style="normal" fo:font-weight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ystem-ui" fo:font-size="12pt" fo:letter-spacing="normal" fo:font-style="normal" fo:font-weight="bold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2pt" fo:letter-spacing="normal" fo:font-style="normal" fo:font-weight="bold" officeooo:paragraph-rsid="001d9083" loext:padding="0cm" loext:border="none"/>
    </style:style>
    <style:style style:name="P8" style:family="paragraph" style:parent-style-name="Standard">
      <style:text-properties fo:font-variant="normal" fo:text-transform="none" fo:color="#000000" loext:opacity="100%" style:font-name="system-ui" fo:font-size="12pt" fo:letter-spacing="normal" fo:font-style="normal" fo:font-weight="bold" officeooo:paragraph-rsid="001d9083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2pt" fo:letter-spacing="normal" fo:font-style="normal" style:text-underline-style="none" fo:font-weight="bold" officeooo:paragraph-rsid="001dfc34" style:font-size-asian="18pt" style:font-size-complex="18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ystem-ui" fo:font-size="12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8pt" fo:letter-spacing="normal" fo:font-style="normal" style:text-underline-style="none" fo:font-weight="bold" officeooo:paragraph-rsid="001d9083" style:font-size-asian="18pt" style:font-size-complex="18pt" loext:padding="0cm" loext:border="none"/>
    </style:style>
    <style:style style:name="P12" style:family="paragraph" style:parent-style-name="Standard">
      <style:text-properties officeooo:paragraph-rsid="001be0d5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size="18pt" style:font-size-asian="18pt" style:font-size-complex="18pt"/>
    </style:style>
    <style:style style:name="P14" style:family="paragraph" style:parent-style-name="Standard">
      <style:text-properties fo:font-size="18pt" officeooo:paragraph-rsid="001be0d5" style:font-size-asian="18pt" style:font-size-complex="18pt"/>
    </style:style>
    <style:style style:name="P15" style:family="paragraph" style:parent-style-name="Standard">
      <style:text-properties officeooo:paragraph-rsid="001d9083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system-ui" fo:font-size="18pt" fo:letter-spacing="normal" fo:font-style="normal" fo:font-weight="bold" officeooo:paragraph-rsid="001d9083" loext:padding="0cm" loext:border="none"/>
    </style:style>
    <style:style style:name="T1" style:family="text">
      <style:text-properties fo:font-variant="normal" fo:text-transform="none" fo:color="#000000" loext:opacity="100%" style:font-name="system-ui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loext:opacity="100%" style:font-name="system-ui" fo:font-size="12pt" fo:letter-spacing="normal" fo:font-style="normal" fo:font-weight="normal" officeooo:rsid="001be0d5" style:font-weight-asian="normal" style:font-weight-complex="normal" loext:padding="0cm" loext:border="none"/>
    </style:style>
    <style:style style:name="T3" style:family="text">
      <style:text-properties fo:font-variant="normal" fo:text-transform="none" fo:color="#000000" loext:opacity="100%" style:font-name="system-ui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000000" loext:opacity="100%" style:font-name="system-ui" fo:letter-spacing="normal" fo:font-style="normal" fo:font-weight="bold"/>
    </style:style>
    <style:style style:name="T5" style:family="text">
      <style:text-properties fo:font-variant="normal" fo:text-transform="none" fo:color="#000000" loext:opacity="100%" fo:letter-spacing="normal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system-ui" fo:font-size="12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style:font-name="system-ui" fo:font-size="12pt" fo:letter-spacing="normal" fo:font-style="normal" fo:font-weight="normal" loext:padding="0cm" loext:border="none"/>
    </style:style>
    <style:style style:name="T8" style:family="text">
      <style:text-properties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e0d5" style:font-weight-asian="normal" style:font-weight-complex="normal"/>
    </style:style>
    <style:style style:name="T11" style:family="text">
      <style:text-properties fo:font-weight="normal" officeooo:rsid="001d9083" style:font-weight-asian="normal" style:font-weight-complex="normal"/>
    </style:style>
    <style:style style:name="T12" style:family="text">
      <style:text-properties fo:font-weight="normal" officeooo:rsid="001dfc34" style:font-weight-asian="normal" style:font-weight-complex="normal"/>
    </style:style>
    <style:style style:name="T13" style:family="text">
      <style:text-properties fo:font-weight="normal" officeooo:rsid="001be0d5"/>
    </style:style>
    <style:style style:name="T14" style:family="text">
      <style:text-properties officeooo:rsid="001be0d5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style:text-underline-style="none" officeooo:rsid="001be0d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6">Ruta Cahorros y Cruz de Félix – circular desde Frigiliana por el Parque Natural Sierra de Tejeda, Almijara y Alhama </text:span></text:p>
      <text:p text:style-name="P9"><text:a xlink:type="simple" xlink:href="https://www.komoot.com/es-es/smarttour/e995581742/ruta-cahorros-y-cruz-de-felix-circular-desde-frigiliana-por-el-parque-natural-sierra-de-tejeda-almijara-y-alhama" text:style-name="Internet_20_link" text:visited-style-name="Visited_20_Internet_20_Link"><text:span text:style-name="T15">https://www.komoot.com/es-es/smarttour/e995581742/ruta-cahorros-y-cruz-de-felix-circular-desde-frigiliana-por-el-parque-natural-sierra-de-tejeda-almijara-y-alhama</text:span></text:a></text:p>
      <text:p text:style-name="P9"><text:line-break/>03:02 <text:span text:style-name="T12">H</text:span></text:p>
      <text:p text:style-name="P5">7,89 <text:span text:style-name="T12">K</text:span><text:span text:style-name="T8">m</text:span></text:p>
      <text:p text:style-name="P5">380 <text:span text:style-name="T8">m</text:span></text:p>
      <text:p text:style-name="P5"><text:span text:style-name="T8"/></text:p>
      <text:p text:style-name="P5"><text:span text:style-name="T8">Caminata difícil. Se necesita buena forma física. Se requiere tener paso firme, calzado adecuado y experiencia en alta montaña. El punto de inicio de la Ruta </text:span>está junto a un aparcamiento<text:span text:style-name="T8">. </text:span></text:p>
      <text:h text:style-name="P1" text:outline-level="3">Consejos</text:h>
      <text:p text:style-name="P4"><text:a xlink:type="simple" xlink:href="https://www.komoot.com/es-es/smarttour/e995581742/zoom#tips" text:style-name="Internet_20_link" text:visited-style-name="Visited_20_Internet_20_Link"><text:span text:style-name="T6">Detalles</text:span></text:a></text:p>
      <text:p text:style-name="P6">Incluye un tramo potencialmente peligroso</text:p>
      <text:p text:style-name="P10">Una parte de este recorrido incluye terreno técnico o potencialmente peligroso. Es posible que se necesite equipamiento especializado y experiencia.</text:p>
      <text:p text:style-name="P10">541 m en total.</text:p>
      <text:p text:style-name="P10"/>
      <text:p text:style-name="P10"/>
      <text:p text:style-name="P16"/>
      <text:p text:style-name="P11"/>
      <text:p text:style-name="P7"><text:span text:style-name="T13"/></text:p>
      <text:p text:style-name="P7"><text:span text:style-name="T13"/></text:p>
      <text:p text:style-name="P7"><text:span text:style-name="T13"/></text:p>
      <text:p text:style-name="P16"/>
      <text:p text:style-name="P15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stem-ui" svg:font-family="system-ui, apple-system, BlinkMacSystemFont, 'Segoe UI'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15:22:33.674000000</meta:creation-date>
    <dc:date>2024-08-21T21:57:48.300000000</dc:date>
    <meta:editing-duration>PT12M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2" meta:word-count="88" meta:character-count="707" meta:non-whitespace-character-count="625"/>
  </office:meta>
</office:document-meta>
</file>